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9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Search results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in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off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Url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arse home links and check them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hare tes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Filter search resul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Contact us 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dit contact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 contact Name Las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 contac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 contact website</text:p>
          </table:table-cell>
          <table:table-cell office:value-type="string" calcext:value-type="string">
            <text:p>Можно добавить сюда разные доменные зоны</text:p>
          </table:table-cell>
          <table:table-cell/>
        </table:table-row>
        <table:table-row table:style-name="ro1">
          <table:table-cell office:value-type="string" calcext:value-type="string">
            <text:p>About page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n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OutTes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 to about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test ca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gger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lure report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PI tes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re test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l Us About Yourself.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dit state or country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bbies and Interest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ekmark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17:33:10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20T17:33:26.981000000</dc:date>
    <meta:editing-duration>PT2H50M47S</meta:editing-duration>
    <meta:editing-cycles>45</meta:editing-cycles>
    <meta:document-statistic meta:table-count="1" meta:cell-count="26" meta:object-count="0"/>
  </office:meta>
</office:document-meta>
</file>